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d454" officeooo:paragraph-rsid="0000d454" style:font-size-asian="16pt" style:font-size-complex="16pt"/>
    </style:style>
    <style:style style:name="P2" style:family="paragraph" style:parent-style-name="Standard">
      <style:text-properties fo:font-size="16pt" officeooo:rsid="000151fe" officeooo:paragraph-rsid="000151fe" style:font-size-asian="16pt" style:font-size-complex="16pt"/>
    </style:style>
    <style:style style:name="P3" style:family="paragraph" style:parent-style-name="Standard">
      <style:text-properties fo:font-size="16pt" officeooo:rsid="0001fe36" officeooo:paragraph-rsid="0001fe36" style:font-size-asian="16pt" style:font-size-complex="16pt"/>
    </style:style>
    <style:style style:name="P4" style:family="paragraph" style:parent-style-name="Standard">
      <style:text-properties fo:font-size="16pt" officeooo:rsid="0003cbae" officeooo:paragraph-rsid="0003cbae" style:font-size-asian="16pt" style:font-size-complex="16pt"/>
    </style:style>
    <style:style style:name="P5" style:family="paragraph" style:parent-style-name="Standard">
      <style:text-properties fo:font-size="16pt" officeooo:rsid="0003ffb0" officeooo:paragraph-rsid="0003ffb0" style:font-size-asian="16pt" style:font-size-complex="16pt"/>
    </style:style>
    <style:style style:name="P6" style:family="paragraph" style:parent-style-name="Standard">
      <style:text-properties fo:font-size="16pt" fo:font-style="italic" fo:font-weight="bold" officeooo:rsid="0003ffb0" officeooo:paragraph-rsid="0003ffb0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03ff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rudia – Coconut Milk Tortillas</text:p>
      <text:p text:style-name="P5"/>
      <text:p text:style-name="P1">1.875 conversion factor </text:p>
      <text:p text:style-name="P1"/>
      <text:p text:style-name="P3">If you increase the original recipe by 1.875 times you can use the entire can of coconut milk … and get thirteen tortillas instead of just eight.</text:p>
      <text:p text:style-name="P3"/>
      <text:p text:style-name="P3">Here are the increased weights <text:span text:style-name="T1">and measures:</text:span></text:p>
      <text:p text:style-name="P1"/>
      <text:p text:style-name="P2">731 grams all-purpose flour, plus more for dusting</text:p>
      <text:p text:style-name="P2">4 tsp dark brown sugar</text:p>
      <text:p text:style-name="P2">4 tsp kosher salt</text:p>
      <text:p text:style-name="P2">2 tsp baking powder</text:p>
      <text:p text:style-name="P2">6 tbsp salted butter, 1/2 inch cubes, softened</text:p>
      <text:p text:style-name="P2"/>
      <text:p text:style-name="P2">1 – 13.5 ounce can full-fat coconut milk</text:p>
      <text:p text:style-name="P2"/>
      <text:p text:style-name="P4">Divide the dough into thirteen, equal pie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0:46:41.253851767</meta:creation-date>
    <dc:date>2019-01-30T00:38:28.498643541</dc:date>
    <meta:editing-duration>PT9M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4" meta:character-count="484" meta:non-whitespace-character-count="408"/>
  </office:meta>
</office:document-meta>
</file>